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fo:font-weight="bold" officeooo:rsid="000a06f4" officeooo:paragraph-rsid="000a06f4" style:font-weight-asian="bold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fo:font-weight="bold" officeooo:rsid="000ba9e2" officeooo:paragraph-rsid="000ba9e2" style:font-weight-asian="bold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weight="bold" officeooo:rsid="000da575" officeooo:paragraph-rsid="000da575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officeooo:rsid="000daf92" officeooo:paragraph-rsid="000daf92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bold" officeooo:rsid="000ee777" officeooo:paragraph-rsid="000ee777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bold" officeooo:rsid="0010d08d" officeooo:paragraph-rsid="0010d08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d08d" officeooo:paragraph-rsid="0010d08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11160a" officeooo:paragraph-rsid="0011160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5bb15" officeooo:paragraph-rsid="0005bb1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5bb15" officeooo:paragraph-rsid="0005bb1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bb15" officeooo:paragraph-rsid="0005bb1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5bb15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5bb15"/>
    </style:style>
    <style:style style:name="P14" style:family="paragraph" style:parent-style-name="Standard">
      <style:paragraph-properties fo:text-align="start" style:justify-single-word="false"/>
      <style:text-properties officeooo:rsid="00060d37" officeooo:paragraph-rsid="00060d37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060d37" officeooo:paragraph-rsid="00060d37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d08d" officeooo:paragraph-rsid="0010d08d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0d08d" officeooo:paragraph-rsid="0010d08d" style:font-weight-asian="normal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05bb15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789a9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8e695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a06f4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0da575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dbf39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046e9" style:font-size-asian="14pt" style:font-weight-asian="normal" style:font-size-complex="14pt" style:font-weight-complex="normal"/>
    </style:style>
    <style:style style:name="T9" style:family="text">
      <style:text-properties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a06f4" style:font-size-asian="14pt" style:font-size-complex="14pt"/>
    </style:style>
    <style:style style:name="T13" style:family="text">
      <style:text-properties fo:font-size="14pt" officeooo:rsid="000dbf39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ull Stack Web and App Development</text:p>
      <text:p text:style-name="P9">Coursework2</text:p>
      <text:p text:style-name="P10"/>
      <text:p text:style-name="P10">Stavroula Iatropoulou</text:p>
      <text:p text:style-name="P10">B Number: B00768875</text:p>
      <text:p text:style-name="P10"/>
      <text:p text:style-name="P11">Command for importing data to mongodb:</text:p>
      <text:list xml:id="list2810554840" text:style-name="L1">
        <text:list-item>
          <text:p text:style-name="P13"><text:span text:style-name="T2">mongoimport --db moviesDB --collection movies --jsonArray movies.json</text:span></text:p>
        </text:list-item>
      </text:list>
      <text:p text:style-name="P12"><text:span text:style-name="T2"/></text:p>
      <text:p text:style-name="P14"><text:span text:style-name="T2">I </text:span><text:span text:style-name="T1">have developed the web application at my laptop (node version: v8.10.0, @angular/cli: 1.6.8).</text:span></text:p>
      <text:p text:style-name="P14"><text:span text:style-name="T1"/></text:p>
      <text:p text:style-name="P14"><text:span text:style-name="T1">Functionalities that have been implemented:</text:span></text:p>
      <text:list xml:id="list1538182527" text:style-name="L2">
        <text:list-item>
          <text:p text:style-name="P15"><text:span text:style-name="T10">Search</text:span><text:span text:style-name="T1"> with movie title </text:span><text:span text:style-name="T3">or genres or year or a combination of them, divided by comma or space. User can search with the whole title or words included in the title, with year and genre. There is a score (“relevance”) calculated in backend depending on how many common words there are between the search string and movie’s title, genres or year of releas</text:span><text:span text:style-name="T4">e</text:span><text:span text:style-name="T3">.</text:span><text:span text:style-name="T5"> Also, there is a pagination scheme implemented, a “sort by” select and a “view” select for the user to choose hpw many results wants to see in each page.</text:span></text:p>
        </text:list-item>
        <text:list-item>
          <text:p text:style-name="P1"><text:span text:style-name="T11">Delete </text:span><text:span text:style-name="T1">movie, if user is logged in.</text:span></text:p>
        </text:list-item>
        <text:list-item>
          <text:p text:style-name="P1"><text:span text:style-name="T11">Edit </text:span><text:span text:style-name="T1">movie, if user is logged in.</text:span></text:p>
        </text:list-item>
        <text:list-item>
          <text:p text:style-name="P2"><text:span text:style-name="T11">Add </text:span><text:span text:style-name="T1">movie, </text:span><text:span text:style-name="T5">if user is logged in.</text:span></text:p>
        </text:list-item>
        <text:list-item>
          <text:p text:style-name="P2"><text:span text:style-name="T12">P</text:span><text:span text:style-name="T11">ost a review</text:span><text:span text:style-name="T1"> for a movie, </text:span><text:span text:style-name="T5">if user is logged in. </text:span><text:span text:style-name="T6">When posting a review, average stars (“avg_stars”) for the movie are calculated depending on how many reviews the movie has and how many stars each review has.</text:span></text:p>
        </text:list-item>
        <text:list-item>
          <text:p text:style-name="P3"><text:span text:style-name="T11">Votes</text:span><text:span text:style-name="T1"> (likes, dislikes) for each review, if user is logged in.</text:span></text:p>
        </text:list-item>
        <text:list-item>
          <text:p text:style-name="P4"><text:span text:style-name="T11">Delete</text:span> <text:span text:style-name="T9">a review, </text:span><text:span text:style-name="T5">if user is logged in. </text:span><text:span text:style-name="T7">Average stars are being updated.</text:span></text:p>
        </text:list-item>
        <text:list-item>
          <text:p text:style-name="P5"><text:span text:style-name="T13">P</text:span><text:span text:style-name="T11">agination </text:span><text:span text:style-name="T8">for</text:span><text:span text:style-name="T1"> reviews, “view” select, “sort by” select.</text:span></text:p>
        </text:list-item>
        <text:list-item>
          <text:p text:style-name="P5"><text:span text:style-name="T11">Pagination</text:span><text:span text:style-name="T1"> </text:span><text:span text:style-name="T8">for</text:span><text:span text:style-name="T1"> movies, <text:s/>“view” select, “sort by” select.</text:span></text:p>
        </text:list-item>
        <text:list-item>
          <text:p text:style-name="P8"><text:span text:style-name="T11">Profile </text:span><text:span text:style-name="T1">for user, displaying review count of the user (retrieved by using username) and their reviews.</text:span></text:p>
        </text:list-item>
        <text:list-item>
          <text:p text:style-name="P6"><text:span text:style-name="T11">User Front-End Authentication </text:span><text:span text:style-name="T1">with Auth0.</text:span></text:p>
        </text:list-item>
      </text:list>
      <text:p text:style-name="P7"><text:span text:style-name="T1"/></text:p>
      <text:p text:style-name="P7"><text:span text:style-name="T1"/></text:p>
      <text:p text:style-name="P16"><text:span text:style-name="T11">Notes:</text:span></text:p>
      <text:list xml:id="list1546283742" text:style-name="L3">
        <text:list-item>
          <text:p text:style-name="P17"><text:span text:style-name="T11">Auth0 only works with Google Account, in my laptop and lab machines in which I tested it.</text:span></text:p>
        </text:list-item>
        <text:list-item>
          <text:p text:style-name="P17"><text:span text:style-name="T11">When I used Firefox I was sometimes getting “[WDS] Disconnected!” message, so I developed and tested it on Chrome. Hope it works in both.</text:span></text:p>
        </text:list-item>
        <text:list-item>
          <text:p text:style-name="P17"><text:span text:style-name="T11">There are some files( “underConstruction”, “login” and “signup” components) which are not used</text:span></text:p>
          <text:p text:style-name="P17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7:20:51.188214540</meta:creation-date>
    <dc:date>2019-04-12T18:05:35.344423015</dc:date>
    <meta:editing-duration>PT34M3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330" meta:character-count="1876" meta:non-whitespace-character-count="1587"/>
  </office:meta>
</office:document-meta>
</file>